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76d7" officeooo:paragraph-rsid="000c76d7"/>
    </style:style>
    <style:style style:name="P2" style:family="paragraph" style:parent-style-name="Explication">
      <style:text-properties officeooo:paragraph-rsid="000a8906"/>
    </style:style>
    <style:style style:name="P3" style:family="paragraph" style:parent-style-name="Explication">
      <style:text-properties officeooo:paragraph-rsid="000c76d7"/>
    </style:style>
    <style:style style:name="P4" style:family="paragraph" style:parent-style-name="Explication">
      <style:text-properties officeooo:paragraph-rsid="00141c59"/>
    </style:style>
    <style:style style:name="P5" style:family="paragraph" style:parent-style-name="Explication">
      <style:text-properties officeooo:paragraph-rsid="00143932"/>
    </style:style>
    <style:style style:name="P6" style:family="paragraph" style:parent-style-name="Explication">
      <style:text-properties officeooo:paragraph-rsid="00154fa9"/>
    </style:style>
    <style:style style:name="P7" style:family="paragraph" style:parent-style-name="Text_20_body">
      <style:text-properties officeooo:rsid="001a3219" officeooo:paragraph-rsid="001a3219"/>
    </style:style>
    <style:style style:name="P8" style:family="paragraph" style:parent-style-name="Heading_20_3">
      <style:text-properties officeooo:paragraph-rsid="000a8906"/>
    </style:style>
    <style:style style:name="P9" style:family="paragraph" style:parent-style-name="Heading_20_3">
      <style:text-properties officeooo:paragraph-rsid="00143932"/>
    </style:style>
    <style:style style:name="P10" style:family="paragraph" style:parent-style-name="Heading_20_3" style:list-style-name="">
      <style:paragraph-properties>
        <style:tab-stops/>
      </style:paragraph-properties>
    </style:style>
    <style:style style:name="P11" style:family="paragraph" style:parent-style-name="Heading_20_3">
      <style:paragraph-properties fo:break-before="page"/>
    </style:style>
    <style:style style:name="P12" style:family="paragraph" style:parent-style-name="Heading_20_2">
      <style:paragraph-properties fo:break-before="page"/>
    </style:style>
    <style:style style:name="P13" style:family="paragraph" style:parent-style-name="Heading_20_1">
      <style:text-properties officeooo:paragraph-rsid="001a3219"/>
    </style:style>
    <style:style style:name="T1" style:family="text">
      <style:text-properties officeooo:rsid="000a8906"/>
    </style:style>
    <style:style style:name="T2" style:family="text">
      <style:text-properties officeooo:rsid="000c76d7"/>
    </style:style>
    <style:style style:name="T3" style:family="text">
      <style:text-properties officeooo:rsid="00141c59"/>
    </style:style>
    <style:style style:name="T4" style:family="text">
      <style:text-properties officeooo:rsid="00143932"/>
    </style:style>
    <style:style style:name="T5" style:family="text">
      <style:text-properties officeooo:rsid="0014b403"/>
    </style:style>
    <style:style style:name="T6" style:family="text">
      <style:text-properties officeooo:rsid="00154fa9"/>
    </style:style>
    <style:style style:name="T7" style:family="text">
      <style:text-properties officeooo:rsid="00199066"/>
    </style:style>
    <style:style style:name="T8" style:family="text">
      <style:text-properties officeooo:rsid="001a3219"/>
    </style:style>
    <style:style style:name="T9" style:family="text">
      <style:text-properties officeooo:rsid="001b47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33480932" text:style-name="Outline">
        <text:list-item>
          <text:h text:style-name="Heading_20_1" text:outline-level="1"><text:span text:style-name="T1">Les j</text:span>eux.</text:h>
          <text:list>
            <text:list-item>
              <text:h text:style-name="Heading_20_2" text:outline-level="2">Accueil des jeux.</text:h>
            </text:list-item>
          </text:list>
        </text:list-item>
      </text:list>
      <text:p text:style-name="P1">Vous venez de démarrer un jeu. Un écran d’accueil s’ouvre devant vous.</text:p>
      <text:list xml:id="list101145197895625" text:continue-numbering="true" text:style-name="Outline">
        <text:list-item>
          <text:list>
            <text:list-item>
              <text:list>
                <text:list-item>
                  <text:h text:style-name="P8" text:outline-level="3">Comment faire pour jouer avec un ami ?</text:h>
                </text:list-item>
              </text:list>
            </text:list-item>
          </text:list>
        </text:list-item>
      </text:list>
      <text:p text:style-name="P2">Vous devez cliquer sur le bouton joueur avec un ami, puis deux solution s’offre à vous :<text:line-break/>- Cliquer directement sur l’ami avec lequel vous voulez jouer.<text:line-break/>- Rechercher avec la barre de recherche l’ami avec lequel vous voulez jouer, puis cliquer sur celle-ci.</text:p>
      <text:list xml:id="list101145111176273" text:continue-numbering="true" text:style-name="Outline">
        <text:list-item>
          <text:list>
            <text:list-item>
              <text:list>
                <text:list-item>
                  <text:h text:style-name="Heading_20_3" text:outline-level="3">Comment faire pour reprendre une partie ?</text:h>
                </text:list-item>
              </text:list>
            </text:list-item>
          </text:list>
        </text:list-item>
      </text:list>
      <text:p text:style-name="P6">Vous devez cliquer sur le bouton reprendre une partie, puis deux solution<text:span text:style-name="T1">s</text:span> s’offre<text:span text:style-name="T1">nt</text:span> à vous :<text:line-break/>- Cliquez directement sur la partie que vous voulez reprendre.<text:line-break/>- <text:span text:style-name="T6">Trouvez</text:span> la partie que vous souhaitez reprendre avec la barre de recherche, puis <text:span text:style-name="T1">c</text:span>lique<text:span text:style-name="T1">z</text:span> sur celle-ci.</text:p>
      <text:list xml:id="list101145172983229" text:continue-numbering="true" text:style-name="Outline">
        <text:list-item>
          <text:list>
            <text:list-item>
              <text:list>
                <text:list-item>
                  <text:h text:style-name="Heading_20_3" text:outline-level="3">Comment faire si je me suis tromp<text:span text:style-name="T1">é</text:span> de bouton dans l’une des deux étapes précédente ?</text:h>
                </text:list-item>
              </text:list>
            </text:list-item>
          </text:list>
        </text:list-item>
      </text:list>
      <text:p text:style-name="Explication"><text:span text:style-name="T2">Dans la page de choix joueur, vous pouvez changer de mode de sélection. Il suffit pour cela</text:span> de cliquer sur le bouton <text:span text:style-name="Numéro_20_-_20_Bouton"><text:span text:style-name="T2">R</text:span></text:span><text:span text:style-name="Numéro_20_-_20_Bouton">eprendre </text:span><text:span text:style-name="Numéro_20_-_20_Bouton"><text:span text:style-name="T2">p</text:span></text:span><text:span text:style-name="Numéro_20_-_20_Bouton">artie</text:span> ou <text:span text:style-name="Numéro_20_-_20_Bouton"><text:span text:style-name="T2">N</text:span></text:span><text:span text:style-name="Numéro_20_-_20_Bouton">ouvelle </text:span><text:span text:style-name="Numéro_20_-_20_Bouton"><text:span text:style-name="T2">p</text:span></text:span><text:span text:style-name="Numéro_20_-_20_Bouton">artie</text:span> <text:span text:style-name="T2">en haut de la page</text:span>, ce qui vous amènera à l’autre <text:span text:style-name="T2">mode</text:span>.</text:p>
      <text:list xml:id="list101145159295704" text:continue-numbering="true" text:style-name="Outline">
        <text:list-item>
          <text:list>
            <text:list-item>
              <text:h text:style-name="Heading_20_2" text:outline-level="2">Mastermind.</text:h>
              <text:list>
                <text:list-item>
                  <text:h text:style-name="P9" text:outline-level="3">Comment faire si je ne connais pas les règles du Mastermind ?</text:h>
                </text:list-item>
              </text:list>
            </text:list-item>
          </text:list>
        </text:list-item>
      </text:list>
      <text:p text:style-name="P5">Vous pouvez cliquer sur le point d'interrogation se trouvant dans le coin inférieur gauche de la fenêtre, une règle du jeu s'affiche alors.</text:p>
      <text:list xml:id="list101144914610327" text:continue-numbering="true" text:style-name="Outline">
        <text:list-item>
          <text:list>
            <text:list-item>
              <text:list>
                <text:list-item>
                  <text:h text:style-name="Heading_20_3" text:outline-level="3">Comment ajouter une couleur dans <text:span text:style-name="T3">m</text:span>a combinaison ?</text:h>
                </text:list-item>
              </text:list>
            </text:list-item>
          </text:list>
        </text:list-item>
      </text:list>
      <text:p text:style-name="Explication">Vous devez cliquer sur la couleur de votre choix parmi les six couleurs se trouvant <text:span text:style-name="T3">à la</text:span> gauche de la fenêtre.</text:p>
      <text:h text:style-name="P10" text:outline-level="3"/>
      <text:list xml:id="list101144640856214" text:continue-numbering="true" text:style-name="Outline">
        <text:list-item>
          <text:list>
            <text:list-item>
              <text:list>
                <text:list-item>
                  <text:h text:style-name="P11" text:outline-level="3">Comment supprimer une couleur que je ne voulais pas ajouter à ma combinaison ?</text:h>
                </text:list-item>
              </text:list>
            </text:list-item>
          </text:list>
        </text:list-item>
      </text:list>
      <text:p text:style-name="P3">Il existe deux façon<text:span text:style-name="T3">s</text:span> pour ça : <text:line-break/>- Vous pouvez cliquer sur le pion mal plac<text:span text:style-name="T3">é</text:span> dans la combinaison.<text:line-break/>- Vous pouvez supprimer la combinaison en<text:span text:style-name="T3">tière</text:span> en cliquant sur le bouton <text:span text:style-name="Numéro_20_-_20_Bouton"><text:span text:style-name="T6">S</text:span></text:span><text:span text:style-name="Numéro_20_-_20_Bouton">upprimer</text:span>. <text:span text:style-name="T4">Ce bouton</text:span> supprime toutes les couleurs placées.<text:line-break/><text:span text:style-name="T4">Attention, valider une combinaison est irréversible.</text:span></text:p>
      <text:list xml:id="list101144804022036" text:continue-numbering="true" text:style-name="Outline">
        <text:list-item>
          <text:list>
            <text:list-item>
              <text:list>
                <text:list-item>
                  <text:h text:style-name="Heading_20_3" text:outline-level="3">Comment faire tester <text:span text:style-name="T3">m</text:span>a combinaison ?</text:h>
                </text:list-item>
              </text:list>
            </text:list-item>
          </text:list>
        </text:list-item>
      </text:list>
      <text:p text:style-name="Explication">Vous devez cliquer sur le bouton <text:span text:style-name="Numéro_20_-_20_Bouton"><text:span text:style-name="T6">V</text:span></text:span><text:span text:style-name="Numéro_20_-_20_Bouton">alider</text:span> se trouvant sur le côté droit de la combinaison. Votre <text:span text:style-name="T4">essai </text:span>est <text:span text:style-name="T4">alors</text:span> affiché <text:span text:style-name="T4">au-dessus</text:span>. <text:span text:style-name="T4">Au départ, le cadre à cet endroit est vide, puis il se remplit petit à petit de vos essais avec, à droite de chaque tentative, 4 pions d’indices.</text:span></text:p>
      <text:list xml:id="list101143785531043" text:continue-numbering="true" text:style-name="Outline">
        <text:list-item>
          <text:list>
            <text:list-item>
              <text:list>
                <text:list-item>
                  <text:h text:style-name="Heading_20_3" text:outline-level="3">À quoi servent les 4 pions <text:span text:style-name="T5">à droite des essais ?</text:span></text:h>
                </text:list-item>
              </text:list>
            </text:list-item>
          </text:list>
        </text:list-item>
      </text:list>
      <text:p text:style-name="Explication">Le but du jeu étant de découvrir la combinaison mystère, il faut que vous receviez des indications suite à vos essais pour vous approcher de plus en plus de la bonne combinaison et gagner. Lisez les règles du jeu pour comprendre leur signification.</text:p>
      <text:list xml:id="list101144916761854" text:continue-numbering="true" text:style-name="Outline">
        <text:list-item>
          <text:list>
            <text:list-item>
              <text:list>
                <text:list-item>
                  <text:h text:style-name="Heading_20_3" text:outline-level="3">Comment quitter la partie ?</text:h>
                </text:list-item>
              </text:list>
            </text:list-item>
          </text:list>
        </text:list-item>
      </text:list>
      <text:p text:style-name="P4">Il suffit de cliquer sur le bouton <text:span text:style-name="Numéro_20_-_20_Bouton">Quitter</text:span>.</text:p>
      <text:list xml:id="list101145362351413" text:continue-numbering="true" text:style-name="Outline">
        <text:list-item>
          <text:list>
            <text:list-item>
              <text:h text:style-name="Heading_20_2" text:outline-level="2">Puissance 4.</text:h>
              <text:list>
                <text:list-item>
                  <text:h text:style-name="Heading_20_3" text:outline-level="3">Comment placer son pion à l’endroit voulu ?</text:h>
                </text:list-item>
              </text:list>
            </text:list-item>
          </text:list>
        </text:list-item>
      </text:list>
      <text:p text:style-name="Explication">Il existe deux façon pour ça :<text:line-break/>- Vous pouvez cliquer sur la flèche au dessus de la colonne où vous souhaitez que votre pion soit déposé.<text:line-break/>- Vous pouvez choisir la colonne où déposer votre pion avec les lettres <text:span text:style-name="Numéro_20_-_20_Bouton">Q</text:span> et <text:span text:style-name="Numéro_20_-_20_Bouton">D</text:span>, puis déposer votre pion avec <text:span text:style-name="Numéro_20_-_20_Bouton">M</text:span>.</text:p>
      <text:list xml:id="list101144918149239" text:continue-numbering="true" text:style-name="Outline">
        <text:list-item>
          <text:list>
            <text:list-item>
              <text:list>
                <text:list-item>
                  <text:h text:style-name="Heading_20_3" text:outline-level="3">Comment faire si je ne connais pas les règles du Puissance 4 ?</text:h>
                </text:list-item>
              </text:list>
            </text:list-item>
          </text:list>
        </text:list-item>
      </text:list>
      <text:p text:style-name="Explication">Vous pouvez cliquer sur <text:span text:style-name="T6">le </text:span><text:span text:style-name="Numéro_20_-_20_Bouton"><text:span text:style-name="T6">Point d’interrogation</text:span></text:span> se trouvant dans le coin inférieur gauche de la fenêtre, une règle du jeu s'affiche alors.</text:p>
      <text:list xml:id="list101143700380632" text:continue-numbering="true" text:style-name="Outline">
        <text:list-item>
          <text:list>
            <text:list-item>
              <text:list>
                <text:list-item>
                  <text:h text:style-name="Heading_20_3" text:outline-level="3"><text:soft-page-break/>Comment quitter la partie ?</text:h>
                </text:list-item>
              </text:list>
            </text:list-item>
          </text:list>
        </text:list-item>
      </text:list>
      <text:p text:style-name="Explication"><text:span text:style-name="T5">Lorsque vous voulez sortir du jeu, pour attendre le coup de votre adversaire, vous devez </text:span>cliquer sur le bouton <text:span text:style-name="Numéro_20_-_20_Bouton">Save Game</text:span>.<text:line-break/><text:span text:style-name="T6">Par contre, si vous voulez abandonner la partie</text:span></text:p>
      <text:p text:style-name="Text_20_body"/>
      <text:list xml:id="list101144957233167" text:continue-numbering="true" text:style-name="Outline">
        <text:list-item>
          <text:h text:style-name="Heading_20_1" text:outline-level="1">Module Administrateur.</text:h>
        </text:list-item>
      </text:list>
      <text:p text:style-name="P7">En tant qu’administrateur, vous avez des droits en plus de ceux des joueurs.</text:p>
      <text:list xml:id="list101143611495840" text:continue-numbering="true" text:style-name="Outline">
        <text:list-item>
          <text:list>
            <text:list-item>
              <text:h text:style-name="Heading_20_2" text:outline-level="2">Gérer les utilisateurs.</text:h>
              <text:list>
                <text:list-item>
                  <text:h text:style-name="Heading_20_3" text:outline-level="3">Comment voir les statistique<text:span text:style-name="T7">s</text:span> d’un joueur ?</text:h>
                </text:list-item>
              </text:list>
            </text:list-item>
          </text:list>
        </text:list-item>
      </text:list>
      <text:p text:style-name="Explication">Vous devez cliquer sur <text:span text:style-name="Numéro_20_-_20_Bouton">Profil</text:span> à la droite du nom d’un joueur pour voir son profil, vous pouvez également rechercher un joueur dans la barre de recherche si vous cherchez un joueur en particulier.</text:p>
      <text:p text:style-name="Text_20_body"/>
      <text:list xml:id="list101144878036445" text:continue-numbering="true" text:style-name="Outline">
        <text:list-item>
          <text:list>
            <text:list-item>
              <text:list>
                <text:list-item>
                  <text:h text:style-name="Heading_20_3" text:outline-level="3">Comment faire pour activer/désactiver/supprimer un joueur ?</text:h>
                </text:list-item>
              </text:list>
            </text:list-item>
          </text:list>
        </text:list-item>
      </text:list>
      <text:p text:style-name="Explication">Vous devez sélectionner le ou les joueurs sur lesquels vous voulez agir, puis vous devez cliquer sur le bouton portant le nom du statut que vous voulez leur donner.</text:p>
      <text:p text:style-name="Text_20_body"/>
      <text:list xml:id="list101144955451932" text:continue-numbering="true" text:style-name="Outline">
        <text:list-item>
          <text:list>
            <text:list-item>
              <text:list>
                <text:list-item>
                  <text:h text:style-name="Heading_20_3" text:outline-level="3">Comment modifier les informations d’un joueur ?</text:h>
                </text:list-item>
              </text:list>
            </text:list-item>
          </text:list>
        </text:list-item>
      </text:list>
      <text:p text:style-name="Explication">Vous devez vous rendre sur le profil que vous souhaitez modifier, puis vous pouvez modifier les information de l’utilisateur.</text:p>
      <text:p text:style-name="Text_20_body"/>
      <text:list xml:id="list101144043466563" text:continue-numbering="true" text:style-name="Outline">
        <text:list-item>
          <text:list>
            <text:list-item>
              <text:h text:style-name="P12" text:outline-level="2">Gérer les jeux.</text:h>
            </text:list-item>
          </text:list>
        </text:list-item>
      </text:list>
      <text:p text:style-name="Text_20_body"/>
      <text:list xml:id="list101144547283800" text:continue-numbering="true" text:style-name="Outline">
        <text:list-item>
          <text:list>
            <text:list-item>
              <text:list>
                <text:list-item>
                  <text:h text:style-name="Heading_20_3" text:outline-level="3">Comment Activer/Désactiver un jeu ?</text:h>
                </text:list-item>
              </text:list>
            </text:list-item>
          </text:list>
        </text:list-item>
      </text:list>
      <text:p text:style-name="Explication">Vous devez Activer/Désactiver le bouton Switch en aillant présélectionner un jeu dans le menu déroulant se trouvant juste au dessus du bouton Switch.</text:p>
      <text:p text:style-name="Text_20_body"/>
      <text:list xml:id="list101143728775681" text:continue-numbering="true" text:style-name="Outline">
        <text:list-item>
          <text:list>
            <text:list-item>
              <text:list>
                <text:list-item>
                  <text:h text:style-name="Heading_20_3" text:outline-level="3">Comment Ajouter un jeu ?</text:h>
                </text:list-item>
              </text:list>
            </text:list-item>
          </text:list>
        </text:list-item>
      </text:list>
      <text:p text:style-name="Explication">Vous devez remplir le formulaire “Ajouter un jeu” puis cliquer sur le bouton Ajouter. Une option Activer dès maintenant est disponible avec un bouton Switch.</text:p>
      <text:p text:style-name="Text_20_body"/>
      <text:list xml:id="list101145455452004" text:continue-numbering="true" text:style-name="Outline">
        <text:list-item>
          <text:list>
            <text:list-item>
              <text:h text:style-name="Heading_20_2" text:outline-level="2">Voir les statistiques.</text:h>
            </text:list-item>
          </text:list>
        </text:list-item>
      </text:list>
      <text:p text:style-name="Explication">La plupart des statistiques sont déjà affichée sur votre fenêtre, tel que le nombre de joueur connectés, le nombre de joueur inscrit, le nombre de partie totales de la plateforme, le nombre de partie en cours ou le record de connectés, ainsi que les meilleurs joueurs de la plateforme</text:p>
      <text:p text:style-name="Text_20_body"/>
      <text:list xml:id="list101145597929852" text:continue-numbering="true" text:style-name="Outline">
        <text:list-item>
          <text:list>
            <text:list-item>
              <text:list>
                <text:list-item>
                  <text:h text:style-name="Heading_20_3" text:outline-level="3">Comment voir les statistiques de jeux ?</text:h>
                </text:list-item>
              </text:list>
            </text:list-item>
          </text:list>
        </text:list-item>
      </text:list>
      <text:p text:style-name="Explication">Il suffit de cliquer sur le menu déroulant qui vous proposera les jeux qui sont disponible sur la plateforme, plus qu'à choisir celui dont vous souhaitez voir les statistiques.<text:line-break/>Vous pouvez également sélectionner une période pour améliorer la précision de ces statistiques.</text:p>
      <text:list xml:id="list101143702150682" text:continue-numbering="true" text:style-name="Outline">
        <text:list-item>
          <text:h text:style-name="P13" text:outline-level="1">Module Joueur.</text:h>
        </text:list-item>
      </text:list>
      <text:p text:style-name="Text_20_body"/>
      <text:list xml:id="list101145265311838" text:continue-numbering="true" text:style-name="Outline">
        <text:list-item>
          <text:list>
            <text:list-item>
              <text:list>
                <text:list-item>
                  <text:h text:style-name="Heading_20_3" text:outline-level="3">Comment se connecter ?</text:h>
                </text:list-item>
              </text:list>
            </text:list-item>
          </text:list>
        </text:list-item>
      </text:list>
      <text:p text:style-name="Explication">Si vous ne vous n’avez pas de compte, vous devez en créer un en cliquant sur “Pas de compte ? S’inscrire”, une autre fenêtre s’ouvrira et vous devrez rentrez quelques information : Prénom, nom, email, Pseudonyme, mot de passe, sexe ; puis cliquez sur le bouton <text:span text:style-name="Numéro_20_-_20_Bouton"><text:span text:style-name="T9">S</text:span></text:span><text:span text:style-name="Numéro_20_-_20_Bouton">’inscrire</text:span></text:p>
      <text:p text:style-name="Explication">Sinon, vous n’avez qu’à entrer votre pseudo et votre mot de passe dans leur champ respectif.</text:p>
      <text:p text:style-name="Text_20_body"/>
      <text:list xml:id="list101144841456064" text:continue-numbering="true" text:style-name="Outline">
        <text:list-item>
          <text:list>
            <text:list-item>
              <text:list>
                <text:list-item>
                  <text:h text:style-name="Heading_20_3" text:outline-level="3"><text:soft-page-break/>Comment modifier ses informations ?</text:h>
                </text:list-item>
              </text:list>
            </text:list-item>
          </text:list>
        </text:list-item>
      </text:list>
      <text:p text:style-name="Explication">Vous devez vous rendre sur <text:span text:style-name="Numéro_20_-_20_Bouton">Editer mon profil</text:span> et vous pouvez ensuite modifier vos informations (pseudo / e-mail / mot de passe). <text:span text:style-name="T8">A</text:span>ttention, il ne faut pas oublier d'enregistrer vos modifications.<text:line-break/>Vous pouvez également supprimer votre compte.</text:p>
      <text:p text:style-name="Text_20_body"/>
      <text:list xml:id="list101143497152592" text:continue-numbering="true" text:style-name="Outline">
        <text:list-item>
          <text:list>
            <text:list-item>
              <text:list>
                <text:list-item>
                  <text:h text:style-name="Heading_20_3" text:outline-level="3">Comment ajouter un ami ?</text:h>
                </text:list-item>
              </text:list>
            </text:list-item>
          </text:list>
        </text:list-item>
      </text:list>
      <text:p text:style-name="Explication">Vous trouverez un bouton <text:span text:style-name="Numéro_20_-_20_Bouton"><text:span text:style-name="T8">I</text:span></text:span><text:span text:style-name="Numéro_20_-_20_Bouton">nvitation</text:span> dans le coin inférieur droit de la fenêtre, une fenêtre apparaît, vous pouvez alors chercher un joueur grâce à son nom d’utilisateur, et ensuite l’invité en cliquant sur lu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auto-update="true" style:list-style-name="Numbering_20_123" style:class="text">
      <loext:graphic-properties draw:fill="none" draw:fill-color="#729fcf"/>
      <style:paragraph-properties fo:margin-top="0.423cm" fo:margin-bottom="0.212cm" loext:contextual-spacing="false" fo:background-color="transparent" style:shadow="none" fo:keep-with-next="always">
        <style:tab-stops/>
      </style:paragraph-propertie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5cm" fo:margin-bottom="0.101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xplication" style:family="paragraph" style:parent-style-name="Text_20_body" style:next-style-name="Text_20_body">
      <loext:graphic-properties draw:fill="solid" draw:fill-color="#eeeeee"/>
      <style:paragraph-properties fo:margin-left="0.199cm" fo:margin-right="0.199cm" fo:margin-top="0.101cm" fo:margin-bottom="0.3cm" loext:contextual-spacing="false" fo:text-indent="0cm" style:auto-text-indent="false" fo:background-color="#eeeeee" fo:padding="0.199cm" fo:border="0.06pt solid #000000" style:shadow="none">
        <style:tab-stops/>
      </style:paragraph-properties>
      <style:text-properties fo:font-style="italic" style:font-size-asian="10.5pt"/>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Variable" style:family="text">
      <style:text-properties fo:font-style="italic" style:font-style-asian="italic" style:font-style-complex="italic"/>
    </style:style>
    <style:style style:name="Numéro_20_-_20_Bouton" style:display-name="Numéro - Bouton" style:family="text">
      <style:text-properties fo:font-style="italic" fo:font-weight="bold" style:font-size-asian="10.5pt" loext:shadow="none"/>
    </style:style>
    <style:style style:name="Line_20_numbering" style:display-name="Line numbering" style:family="text"/>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fo:text-indent="0.3cm"/>
        </style:list-level-properties>
      </text:outline-level-style>
      <text:outline-level-style text:level="3" style:num-suffix="." style:num-format="1">
        <style:list-level-properties text:list-level-position-and-space-mode="label-alignment">
          <style:list-level-label-alignment text:label-followed-by="space" fo:text-indent="0.6cm"/>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pref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4:39:03.086293301</meta:creation-date>
    <dc:date>2018-06-21T10:11:43.227741390</dc:date>
    <meta:editing-duration>PT13M21S</meta:editing-duration>
    <meta:editing-cycles>3</meta:editing-cycles>
    <meta:generator>LibreOffice/6.0.4.2$Linux_X86_64 LibreOffice_project/ffd98959f75c3d4df93843a2fb47af8ab67746fd</meta:generator>
    <meta:document-statistic meta:table-count="0" meta:image-count="0" meta:object-count="0" meta:page-count="5" meta:paragraph-count="55" meta:word-count="1016" meta:character-count="5816" meta:non-whitespace-character-count="4884"/>
  </office:meta>
</office:document-meta>
</file>